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T1" style:family="text"/>
    <style:style style:name="Sect1"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4" style:family="section">
      <style:section-properties anx:BungeniSectionType="body" anx:BungeniSectionID="68kr23dMTTeyv6FmeL7+pQ" style:editable="false">
        <style:columns fo:column-count="1" fo:column-gap="0in"/>
      </style:section-properties>
    </style:style>
    <style:style style:name="Sect5"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6"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9"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10"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11"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12"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7"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8"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9"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20"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45630980">
          <text:deletion>
            <office:change-info>
              <dc:creator>Danson Gemo</dc:creator>
              <dc:date>2010-06-18T15:27:00</dc:date>
            </office:change-info>
            <text:p text:style-name="heading_5f_preface">ASSEMBLY</text:p>
          </text:deletion>
        </text:changed-region>
        <text:changed-region text:id="ct-1445630532">
          <text:insertion>
            <office:change-info>
              <dc:creator>Danson Gemo</dc:creator>
              <dc:date>2010-06-18T15:27:00</dc:date>
            </office:change-info>
          </text:insertion>
        </text:changed-region>
        <text:changed-region text:id="ct-1445630420">
          <text:insertion>
            <office:change-info>
              <dc:creator>Danson Gemo</dc:creator>
              <dc:date>2010-06-18T15:28:00</dc:date>
            </office:change-info>
          </text:insertion>
        </text:changed-region>
        <text:changed-region text:id="ct-1446145776">
          <text:deletion>
            <office:change-info>
              <dc:creator>Danson Gemo</dc:creator>
              <dc:date>2010-06-18T15:28:00</dc:date>
            </office:change-info>
            <text:list xml:id="list938764775"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item>
                <text:p text:style-name="P1"><text:a xlink:type="simple" xlink:href="uri:/ken/docs/ministry/finance/doc000231"/></text:p>
              </text:list-item>
            </text:list>
          </text:deletion>
        </text:changed-region>
        <text:changed-region text:id="ct-1446145440">
          <text:deletion>
            <office:change-info>
              <dc:creator>Danson Gemo</dc:creator>
              <dc:date>2010-06-18T15:28:00</dc:date>
            </office:change-info>
            <text:p text:style-name="observation">(By the Assista</text:p>
          </text:deletion>
        </text:changed-region>
        <text:changed-region text:id="ct-1446145216">
          <text:deletion>
            <office:change-info>
              <dc:creator>Danson Gemo</dc:creator>
              <dc:date>2010-06-18T15:28:00</dc:date>
            </office:change-info>
            <text:p text:style-name="Standard"><text:s/>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ext:p>
          </text:deletion>
        </text:changed-region>
        <text:changed-region text:id="ct-1446144656">
          <text:insertion>
            <office:change-info>
              <dc:creator>Danson Gemo</dc:creator>
              <dc:date>2010-06-18T15:45:00</dc:date>
            </office:change-info>
          </text:insertion>
        </text:changed-region>
        <text:changed-region text:id="ct-1446144432">
          <text:insertion>
            <office:change-info>
              <dc:creator>Danson Gemo</dc:creator>
              <dc:date>2010-06-18T15:45:00</dc:date>
            </office:change-info>
          </text:insertion>
        </text:changed-region>
        <text:changed-region text:id="ct-1446146000">
          <text:deletion>
            <office:change-info>
              <dc:creator>Danson Gemo</dc:creator>
              <dc:date>2010-06-18T15:46:00</dc:date>
            </office:change-info>
            <text:p text:style-name="heading_5f_procmotions">PROCEDURAL MOTIONS </text:p>
            <text:section text:style-name="Sect1" text:name="procmotion1">
              <text:p text:style-name="heading_5f_motion">Limitation of Debate: Presidential Address </text:p>
              <text:section text:style-name="Sect2"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remarks, Mr. Speaker, Sir, I would like to commend this Procedural Motion to the hon. Members and I beg to move. </text:p>
              </text:section>
              <text:section text:style-name="Sect3"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heading_5f_procmotions"/>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4" text:name="debaterecord">
        <text:section text:style-name="Sect5" text:name="preface">
          <text:p text:style-name="heading_5f_preface">NATIONAL <text:change text:change-id="ct-1445630980"/><text:change-start text:change-id="ct-1445630532"/>PARLIAMENT<text:change-end text:change-id="ct-1445630532"/> <text:s text:c="3"/></text:p>
          <text:p text:style-name="Standard"/>
          <text:p text:style-name="subheading_5f_preface"><text:tab/>OFFICIAL REPORT </text:p>
          <text:p text:style-name="Standard"/>
          <text:section text:style-name="Sect6" text:name="comment3">
            <text:p text:style-name="observation">[Mr Speaker in the Chair] </text:p>
            <text:p text:style-name="observation"/>
          </text:section>
        </text:section>
        <text:section text:style-name="Sect7" text:name="comment2">
          <text:p text:style-name="observation">PRAYERS </text:p>
          <text:p text:style-name="observation"/>
        </text:section>
        <text:section text:style-name="Sect8" text:name="papers1">
          <text:p text:style-name="heading_5f_papers">PAPERS LAID </text:p>
          <text:p text:style-name="Standard"/>
          <text:p text:style-name="subheading_5f_papers">The following Papers were laid on the Table: </text:p>
          <text:p text:style-name="Standard"><text:change-start text:change-id="ct-1445630420"/>NO PAPERS WERE PRESENTED<text:change-end text:change-id="ct-1445630420"/></text:p>
          <text:section text:style-name="Sect9" text:name="tbldocs1">
            <text:list xml:id="list1047710860" text:continue-numbering="true" text:style-name="L1">
              <text:list-item>
                <text:p text:style-name="P1"><text:change text:change-id="ct-1446145776"/><text:a xlink:type="simple" xlink:href="uri:/ken/docs/ministry/finance/doc000231"/></text:p>
              </text:list-item>
            </text:list>
            <text:section text:style-name="Sect10" text:name="comment1">
              <text:p text:style-name="observation"><text:change text:change-id="ct-1446145440"/>nt Minister for Finance (Mr. Keah) on behalf of the Minister for Finance) </text:p>
            </text:section>
            <text:p text:style-name="observation"/>
          </text:section>
        </text:section>
        <text:section text:style-name="Sect11" text:name="comnctn1">
          <text:p text:style-name="heading_5f_comchair">COMMUNICATION FROM THE CHAIR </text:p>
          <text:section text:style-name="Sect12"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text:change text:change-id="ct-1446145216"/>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3"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4"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style-name="Sect15" text:name="porder1">
          <text:p text:style-name="heading_5f_pointoforder">POINT OF ORDER </text:p>
          <text:p text:style-name="heading_5f_pointoforder"><text:tab/>Banning of Matatus from Accessing <text:tab/>Nairobi CBD </text:p>
          <text:p text:style-name="Standard"><text:tab/></text:p>
          <text:section text:style-name="Sect16"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change-start text:change-id="ct-1446144656"/></text:p>
            <text:p text:style-name="Standard">I demand this be reconsidered for the good of man.</text:p>
            <text:p text:style-name="Standard"><text:change-end text:change-id="ct-1446144656"/><text:tab/><text:change-start text:change-id="ct-1446144432"/></text:p>
            <text:p text:style-name="Standard"><text:change-end text:change-id="ct-1446144432"/>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7"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8"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9" text:name="noticesmotion1">
          <text:p text:style-name="heading_5f_noticesofmotion">NOTICE OF MOTION </text:p>
          <text:section text:style-name="Sect20" text:name="noticeofmotion1">
            <text:p text:style-name="heading_5f_motion">Release of Game Reserve Land for Public Use </text:p>
            <text:section text:style-name="Sect21"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text:soft-page-break/>and since there have been simultaneous increase in the acreages and number of Game Reserves; this House urges the Government to review the entire structure of wildlife sanctuaries vis-a-vis the population demand for more land and degazette those reserves that are non-viable with a view to releazing more land for public use. </text:p>
            </text:section>
          </text:section>
          <text:p text:style-name="Standard"/>
        </text:section>
        <text:section text:style-name="Sect22" text:name="procmotions1">
          <text:p text:style-name="heading_5f_procmotions"><text:change text:change-id="ct-1446146000"/></text:p>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1H07M37S</meta:editing-duration>
    <meta:editing-cycles>25</meta:editing-cycles>
    <meta:generator>OpenOffice.org/3.1$Linux OpenOffice.org_project/310m19$Build-9420</meta:generator>
    <meta:initial-creator>Ashok Hariharan</meta:initial-creator>
    <dc:date>2010-06-21T14:42:23</dc:date>
    <dc:creator>Epanisitos Akaranga</dc:creator>
    <meta:document-statistic meta:table-count="0" meta:image-count="0" meta:object-count="0" meta:page-count="4" meta:paragraph-count="46" meta:word-count="846" meta:character-count="4913"/>
    <meta:user-defined meta:name="BungeniCountryCode">ke</meta:user-defined>
    <meta:user-defined meta:name="BungeniDocAuthor">Danson Gem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